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questMappingIntegrationTests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MappingIntegrationTests.createHttp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questMappingIntegrationTests.performOptions( String url , HttpHeaders headers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MappingIntegrationTests.performPost( String url , MediaType in , Object body , MediaType out , Class &lt; T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questMappingIntegrationTests.performPost( String url , HttpHeaders headers , Object body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MappingIntegrationTests.preparePost( String url , HttpHeaders headers , Objec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questMappingIntegrationTests.performGet( String url , HttpHeaders headers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MappingIntegrationTests.prepareGet( String url , HttpHeaders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questMappingIntegrationTests.addHeaders( RequestEntity . HeadersBuilder &lt; ? &gt; builder , HttpHeaders h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questMappingIntegrationTests.performPost( String url , MediaType in , Object body , MediaType out , ParameterizedTypeReference &lt; T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questMappingIntegrationTests.performGet( String url , MediaType out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questMappingIntegrationTests.initRest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MappingIntegrationTests.prepareOptions( String url , HttpHeaders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questMappingIntegrationTests.performGet( String url , MediaType out , ParameterizedTypeReference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questMappingIntegrationTests.getRest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